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6D0000047B8C4A9B1F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Georgia" svg:font-family="Georgia"/>
    <style:font-face style:name="Liberation Sans" svg:font-family="'Liberation Sans'" style:font-family-generic="swiss" style:font-pitch="variable"/>
    <style:font-face style:name="Noto Sans Symbols" svg:font-family="'Noto Sans Symbols'"/>
    <style:font-face style:name="Times New Roman" svg:font-family="'Times New Roman'"/>
  </office:font-face-decls>
  <office:automatic-styles>
    <style:style style:name="Table1" style:family="table">
      <style:table-properties style:width="18.99cm" fo:margin-left="-0.159cm" table:align="left"/>
    </style:style>
    <style:style style:name="Table1.A" style:family="table-column">
      <style:table-column-properties style:column-width="18.99cm"/>
    </style:style>
    <style:style style:name="Table1.1" style:family="table-row">
      <style:table-row-properties style:min-row-height="0.794cm"/>
    </style:style>
    <style:style style:name="Table1.A1" style:family="table-cell">
      <style:table-cell-properties fo:background-color="#4a86e8" fo:padding-left="0.191cm" fo:padding-right="0.191cm" fo:padding-top="0cm" fo:padding-bottom="0cm" fo:border="1pt solid #000000" style:direction="ltr" fo:wrap-option="wrap" style:writing-mode="lr-tb">
        <style:background-image/>
      </style:table-cell-properties>
    </style:style>
    <style:style style:name="Table2" style:family="table">
      <style:table-properties style:width="19.001cm" fo:margin-left="-0.146cm" table:align="left"/>
    </style:style>
    <style:style style:name="Table2.A" style:family="table-column">
      <style:table-column-properties style:column-width="6.332cm"/>
    </style:style>
    <style:style style:name="Table2.B" style:family="table-column">
      <style:table-column-properties style:column-width="6.331cm"/>
    </style:style>
    <style:style style:name="Table2.C" style:family="table-column">
      <style:table-column-properties style:column-width="6.338cm"/>
    </style:style>
    <style:style style:name="Table2.1" style:family="table-row">
      <style:table-row-properties style:min-row-height="0.917cm"/>
    </style:style>
    <style:style style:name="Table2.A1" style:family="table-cell">
      <style:table-cell-properties fo:background-color="#cfe2f3" fo:padding-left="0.191cm" fo:padding-right="0.191cm" fo:padding-top="0cm" fo:padding-bottom="0cm" fo:border="1pt solid #000000" style:direction="ltr" fo:wrap-option="wrap" style:writing-mode="lr-tb">
        <style:background-image/>
      </style:table-cell-properties>
    </style:style>
    <style:style style:name="Table2.2" style:family="table-row">
      <style:table-row-properties style:min-row-height="1.035cm"/>
    </style:style>
    <style:style style:name="Table2.A2" style:family="table-cell">
      <style:table-cell-properties fo:padding-left="0.191cm" fo:padding-right="0.191cm" fo:padding-top="0cm" fo:padding-bottom="0cm" fo:border="1pt solid #000000" style:direction="ltr" fo:wrap-option="wrap" style:writing-mode="lr-tb"/>
    </style:style>
    <style:style style:name="Table2.3" style:family="table-row">
      <style:table-row-properties style:min-row-height="1.065cm"/>
    </style:style>
    <style:style style:name="Table2.A3" style:family="table-cell">
      <style:table-cell-properties fo:padding-left="0.191cm" fo:padding-right="0.191cm" fo:padding-top="0cm" fo:padding-bottom="0cm" fo:border="1pt solid #000000" style:direction="ltr" fo:wrap-option="wrap" style:writing-mode="lr-tb"/>
    </style:style>
    <style:style style:name="Table2.B3" style:family="table-cell">
      <style:table-cell-properties fo:padding-left="0.191cm" fo:padding-right="0.191cm" fo:padding-top="0cm" fo:padding-bottom="0cm" fo:border="1pt solid #000000" style:direction="ltr" fo:wrap-option="wrap" style:writing-mode="lr-tb"/>
    </style:style>
    <style:style style:name="Table2.C3" style:family="table-cell">
      <style:table-cell-properties fo:padding-left="0.191cm" fo:padding-right="0.191cm" fo:padding-top="0cm" fo:padding-bottom="0cm" fo:border="1pt solid #000000" style:direction="ltr" fo:wrap-option="wrap" style:writing-mode="lr-tb"/>
    </style:style>
    <style:style style:name="Table2.A4" style:family="table-cell">
      <style:table-cell-properties fo:padding-left="0.191cm" fo:padding-right="0.191cm" fo:padding-top="0cm" fo:padding-bottom="0cm" fo:border="1pt solid #000000" style:direction="ltr" fo:wrap-option="wrap" style:writing-mode="lr-tb"/>
    </style:style>
    <style:style style:name="Table2.B4" style:family="table-cell">
      <style:table-cell-properties fo:padding-left="0.191cm" fo:padding-right="0.191cm" fo:padding-top="0cm" fo:padding-bottom="0cm" fo:border="1pt solid #000000" style:direction="ltr" fo:wrap-option="wrap" style:writing-mode="lr-tb"/>
    </style:style>
    <style:style style:name="Table3" style:family="table">
      <style:table-properties style:width="19.001cm" fo:margin-left="-0.146cm" table:align="left"/>
    </style:style>
    <style:style style:name="Table3.A" style:family="table-column">
      <style:table-column-properties style:column-width="19.001cm"/>
    </style:style>
    <style:style style:name="Table3.1" style:family="table-row">
      <style:table-row-properties style:min-row-height="0.917cm"/>
    </style:style>
    <style:style style:name="Table3.A1" style:family="table-cell">
      <style:table-cell-properties fo:background-color="#cfe2f3" fo:padding-left="0.191cm" fo:padding-right="0.191cm" fo:padding-top="0cm" fo:padding-bottom="0cm" fo:border="1pt solid #000000" style:direction="ltr" fo:wrap-option="wrap" style:writing-mode="lr-tb">
        <style:background-image/>
      </style:table-cell-properties>
    </style:style>
    <style:style style:name="Table3.2" style:family="table-row">
      <style:table-row-properties style:min-row-height="2.561cm"/>
    </style:style>
    <style:style style:name="Table3.A2" style:family="table-cell">
      <style:table-cell-properties fo:padding-left="0.191cm" fo:padding-right="0.191cm" fo:padding-top="0cm" fo:padding-bottom="0cm" fo:border="1pt solid #000000" style:direction="ltr" fo:wrap-option="wrap" style:writing-mode="lr-tb"/>
    </style:style>
    <style:style style:name="Table4" style:family="table">
      <style:table-properties style:width="18.99cm" fo:margin-left="-0.146cm" table:align="left"/>
    </style:style>
    <style:style style:name="Table4.A" style:family="table-column">
      <style:table-column-properties style:column-width="10.209cm"/>
    </style:style>
    <style:style style:name="Table4.B" style:family="table-column">
      <style:table-column-properties style:column-width="2.99cm"/>
    </style:style>
    <style:style style:name="Table4.C" style:family="table-column">
      <style:table-column-properties style:column-width="5.791cm"/>
    </style:style>
    <style:style style:name="Table4.1" style:family="table-row">
      <style:table-row-properties style:min-row-height="0.635cm"/>
    </style:style>
    <style:style style:name="Table4.A1" style:family="table-cell">
      <style:table-cell-properties fo:background-color="#cfe2f3" fo:padding-left="0.191cm" fo:padding-right="0.191cm" fo:padding-top="0cm" fo:padding-bottom="0cm" fo:border="1pt solid #000000" style:direction="ltr" fo:wrap-option="wrap" style:writing-mode="lr-tb">
        <style:background-image/>
      </style:table-cell-properties>
    </style:style>
    <style:style style:name="Table4.2" style:family="table-row">
      <style:table-row-properties style:min-row-height="0.63cm"/>
    </style:style>
    <style:style style:name="Table4.A2" style:family="table-cell">
      <style:table-cell-properties fo:background-color="#efefef" fo:padding-left="0.191cm" fo:padding-right="0.191cm" fo:padding-top="0cm" fo:padding-bottom="0cm" fo:border="1pt solid #000000" style:direction="ltr" fo:wrap-option="wrap" style:writing-mode="lr-tb">
        <style:background-image/>
      </style:table-cell-properties>
    </style:style>
    <style:style style:name="Table4.3" style:family="table-row">
      <style:table-row-properties style:min-row-height="0.868cm"/>
    </style:style>
    <style:style style:name="Table4.A3" style:family="table-cell">
      <style:table-cell-properties fo:padding-left="0.191cm" fo:padding-right="0.191cm" fo:padding-top="0cm" fo:padding-bottom="0cm" fo:border="1pt solid #000000" style:direction="ltr" fo:wrap-option="wrap" style:writing-mode="lr-tb"/>
    </style:style>
    <style:style style:name="Table4.B3" style:family="table-cell">
      <style:table-cell-properties fo:padding-left="0.191cm" fo:padding-right="0.191cm" fo:padding-top="0cm" fo:padding-bottom="0cm" fo:border="1pt solid #000000" style:direction="ltr" fo:wrap-option="wrap" style:writing-mode="lr-tb"/>
    </style:style>
    <style:style style:name="Table4.C3" style:family="table-cell">
      <style:table-cell-properties fo:padding-left="0.191cm" fo:padding-right="0.191cm" fo:padding-top="0cm" fo:padding-bottom="0cm" fo:border="1pt solid #000000" style:direction="ltr" fo:wrap-option="wrap" style:writing-mode="lr-tb"/>
    </style:style>
    <style:style style:name="Table4.A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 style:direction="ltr" fo:wrap-option="wrap" style:writing-mode="lr-tb">
        <style:background-image/>
      </style:table-cell-properties>
    </style:style>
    <style:style style:name="Table5" style:family="table">
      <style:table-properties style:width="18.99cm" fo:margin-left="-0.129cm" table:align="left"/>
    </style:style>
    <style:style style:name="Table5.A" style:family="table-column">
      <style:table-column-properties style:column-width="15.201cm"/>
    </style:style>
    <style:style style:name="Table5.B" style:family="table-column">
      <style:table-column-properties style:column-width="3.789cm"/>
    </style:style>
    <style:style style:name="Table5.1" style:family="table-row">
      <style:table-row-properties style:min-row-height="0.917cm"/>
    </style:style>
    <style:style style:name="Table5.A1" style:family="table-cell">
      <style:table-cell-properties style:vertical-align="middle" fo:background-color="#cfe2f3" fo:padding-left="0.191cm" fo:padding-right="0.191cm" fo:padding-top="0cm" fo:padding-bottom="0cm" fo:border="1pt solid #000000" style:direction="ltr" fo:wrap-option="wrap" style:writing-mode="lr-tb">
        <style:background-image/>
      </style:table-cell-properties>
    </style:style>
    <style:style style:name="Table5.2" style:family="table-row">
      <style:table-row-properties style:min-row-height="0.804cm"/>
    </style:style>
    <style:style style:name="Table5.A2" style:family="table-cell">
      <style:table-cell-properties style:vertical-align="middle" fo:background-color="#efefef" fo:padding-left="0.157cm" fo:padding-right="0.175cm" fo:padding-top="0.175cm" fo:padding-bottom="0.175cm" fo:border="1pt solid #000000" style:direction="ltr" fo:wrap-option="wrap" style:writing-mode="lr-tb">
        <style:background-image/>
      </style:table-cell-properties>
    </style:style>
    <style:style style:name="Table5.3" style:family="table-row">
      <style:table-row-properties style:min-row-height="1.379cm"/>
    </style:style>
    <style:style style:name="Table5.A3" style:family="table-cell">
      <style:table-cell-properties style:vertical-align="middle" fo:padding-left="0.157cm" fo:padding-right="0.175cm" fo:padding-top="0.175cm" fo:padding-bottom="0.175cm" fo:border="1pt solid #000000" style:direction="ltr" fo:wrap-option="wrap" style:writing-mode="lr-tb"/>
    </style:style>
    <style:style style:name="Table5.4" style:family="table-row">
      <style:table-row-properties style:min-row-height="0.767cm"/>
    </style:style>
    <style:style style:name="Table5.5" style:family="table-row">
      <style:table-row-properties style:min-row-height="1.005cm"/>
    </style:style>
    <style:style style:name="Table5.A5" style:family="table-cell">
      <style:table-cell-properties style:vertical-align="middle" fo:padding-left="0.157cm" fo:padding-right="0.175cm" fo:padding-top="0.175cm" fo:padding-bottom="0.175cm" fo:border="1pt solid #000000" style:direction="ltr" fo:wrap-option="wrap" style:writing-mode="lr-tb"/>
    </style:style>
    <style:style style:name="Table5.A7" style:family="table-cell">
      <style:table-cell-properties style:vertical-align="middle" fo:padding-left="0.157cm" fo:padding-right="0.175cm" fo:padding-top="0.175cm" fo:padding-bottom="0.175cm" fo:border="1pt solid #000000" style:direction="ltr" fo:wrap-option="wrap" style:writing-mode="lr-tb"/>
    </style:style>
    <style:style style:name="Table5.B7" style:family="table-cell">
      <style:table-cell-properties style:vertical-align="middle" fo:padding-left="0.157cm" fo:padding-right="0.175cm" fo:padding-top="0.175cm" fo:padding-bottom="0.175cm" fo:border="1pt solid #000000" style:direction="ltr" fo:wrap-option="wrap" style:writing-mode="lr-tb"/>
    </style:style>
    <style:style style:name="Table5.8" style:family="table-row">
      <style:table-row-properties style:min-row-height="0.873cm"/>
    </style:style>
    <style:style style:name="Table5.A8" style:family="table-cell">
      <style:table-cell-properties style:vertical-align="middle" fo:padding-left="0.157cm" fo:padding-right="0.175cm" fo:padding-top="0.175cm" fo:padding-bottom="0.175cm" fo:border="1pt solid #000000" style:direction="ltr" fo:wrap-option="wrap" style:writing-mode="lr-tb"/>
    </style:style>
    <style:style style:name="Table5.B8" style:family="table-cell">
      <style:table-cell-properties style:vertical-align="middle" fo:padding-left="0.157cm" fo:padding-right="0.175cm" fo:padding-top="0.175cm" fo:padding-bottom="0.175cm" fo:border="1pt solid #000000" style:direction="ltr" fo:wrap-option="wrap" style:writing-mode="lr-tb"/>
    </style:style>
    <style:style style:name="Table5.9" style:family="table-row">
      <style:table-row-properties style:min-row-height="0.794cm"/>
    </style:style>
    <style:style style:name="Table5.10" style:family="table-row">
      <style:table-row-properties style:min-row-height="0.704cm"/>
    </style:style>
    <style:style style:name="Table5.A10" style:family="table-cell">
      <style:table-cell-properties style:vertical-align="middle" fo:padding-left="0.157cm" fo:padding-right="0.175cm" fo:padding-top="0.175cm" fo:padding-bottom="0.175cm" fo:border="1pt solid #000000" style:direction="ltr" fo:wrap-option="wrap" style:writing-mode="lr-tb"/>
    </style:style>
    <style:style style:name="Table5.11" style:family="table-row">
      <style:table-row-properties style:min-row-height="1.138cm"/>
    </style:style>
    <style:style style:name="Table5.A11" style:family="table-cell">
      <style:table-cell-properties style:vertical-align="middle" fo:padding-left="0.157cm" fo:padding-right="0.175cm" fo:padding-top="0.175cm" fo:padding-bottom="0.175cm" fo:border="1pt solid #000000" style:direction="ltr" fo:wrap-option="wrap" style:writing-mode="lr-tb"/>
    </style:style>
    <style:style style:name="P1" style:family="paragraph" style:parent-style-name="Standard" style:master-page-name="MasterPage2">
      <style:paragraph-properties fo:line-height="100%" style:page-number="auto"/>
    </style:style>
    <style:style style:name="P2" style:family="paragraph" style:parent-style-name="Standard">
      <style:paragraph-properties fo:line-height="100%" fo:text-align="center" style:justify-single-word="false"/>
      <style:text-properties fo:color="#ffffff" loext:opacity="100%" style:font-name="Calibri" fo:font-weight="bold" style:font-name-asian="Calibri" style:font-name-complex="Calibri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Standard">
      <style:paragraph-properties fo:margin-left="0.233cm" fo:line-height="100%"/>
      <style:text-properties fo:color="#000000" loext:opacity="100%" style:font-name="Calibri" fo:font-size="12pt" fo:font-weight="bold" style:font-name-asian="Calibri" style:font-name-complex="Calibri"/>
    </style:style>
    <style:style style:name="P5" style:family="paragraph" style:parent-style-name="Standard">
      <style:paragraph-properties fo:margin-left="0.233cm" fo:line-height="100%"/>
      <style:text-properties fo:color="#000000" loext:opacity="100%" style:font-name="Calibri" fo:font-size="10pt" fo:font-weight="bold" style:font-name-asian="Calibri" style:font-name-complex="Calibri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" style:family="paragraph" style:parent-style-name="Standard">
      <style:paragraph-properties fo:margin-left="0.22cm" fo:line-height="100%"/>
      <style:text-properties fo:color="#000000" loext:opacity="100%" style:font-name="Calibri" fo:font-size="10pt" fo:font-weight="bold" style:font-name-asian="Calibri" style:font-name-complex="Calibri"/>
    </style:style>
    <style:style style:name="P8" style:family="paragraph">
      <style:paragraph-properties fo:text-align="start"/>
    </style:style>
    <style:style style:name="P9" style:family="paragraph" style:parent-style-name="Standard">
      <style:paragraph-properties fo:margin-left="0.224cm" fo:line-height="100%"/>
      <style:text-properties fo:color="#000000" loext:opacity="100%" style:font-name="Calibri" fo:font-size="10pt" fo:font-weight="bold" style:font-name-asian="Calibri" style:font-name-complex="Calibri"/>
    </style:style>
    <style:style style:name="P10" style:family="paragraph" style:parent-style-name="Standard">
      <style:paragraph-properties fo:margin-left="0.233cm" fo:line-height="100%"/>
    </style:style>
    <style:style style:name="P11" style:family="paragraph" style:parent-style-name="Standard">
      <style:paragraph-properties fo:margin-left="1.49cm" fo:margin-right="0.215cm" fo:line-height="116%" fo:text-indent="-0.639cm" style:auto-text-indent="false"/>
    </style:style>
    <style:style style:name="P12" style:family="paragraph" style:parent-style-name="Standard">
      <style:paragraph-properties fo:margin-left="1.489cm" fo:margin-right="0.386cm" fo:margin-top="0.081cm" fo:margin-bottom="0cm" style:contextual-spacing="false" fo:line-height="116%" fo:text-indent="-0.635cm" style:auto-text-indent="false"/>
    </style:style>
    <style:style style:name="P13" style:family="paragraph" style:parent-style-name="Standard">
      <style:paragraph-properties fo:margin-top="0.023cm" fo:margin-bottom="0cm" style:contextual-spacing="false" fo:line-height="100%" fo:text-align="center" style:justify-single-word="false"/>
      <style:text-properties fo:color="#000000" loext:opacity="100%" style:font-name="Calibri" fo:font-size="10pt" style:font-name-asian="Calibri" style:font-name-complex="Calibri"/>
    </style:style>
    <style:style style:name="P14" style:family="paragraph" style:parent-style-name="Standard">
      <style:paragraph-properties fo:margin-left="0.129cm" fo:line-height="100%"/>
      <style:text-properties style:font-name="Calibri" fo:font-size="12pt" fo:font-weight="bold" style:font-name-asian="Calibri" style:font-name-complex="Calibri"/>
    </style:style>
    <style:style style:name="P15" style:family="paragraph" style:parent-style-name="Standard">
      <style:paragraph-properties fo:margin-left="0.134cm" fo:line-height="100%"/>
      <style:text-properties fo:color="#000000" loext:opacity="100%" style:font-name="Calibri" fo:font-size="10pt" fo:font-weight="bold" style:font-name-asian="Calibri" style:font-name-complex="Calibri"/>
    </style:style>
    <style:style style:name="P16" style:family="paragraph" style:parent-style-name="Standard">
      <style:paragraph-properties fo:margin-left="0.134cm" fo:line-height="100%" fo:text-align="center" style:justify-single-word="false"/>
      <style:text-properties fo:color="#000000" loext:opacity="100%" style:font-name="Calibri" fo:font-size="10pt" fo:font-weight="bold" style:font-name-asian="Calibri" style:font-name-complex="Calibri"/>
    </style:style>
    <style:style style:name="P17" style:family="paragraph" style:parent-style-name="Standard">
      <style:paragraph-properties fo:margin-left="0.125cm" fo:line-height="100%" fo:text-align="center" style:justify-single-word="false"/>
      <style:text-properties fo:color="#000000" loext:opacity="100%" style:font-name="Calibri" fo:font-size="10pt" fo:font-weight="bold" style:font-name-asian="Calibri" style:font-name-complex="Calibri"/>
    </style:style>
    <style:style style:name="P18" style:family="paragraph" style:parent-style-name="Standard">
      <style:paragraph-properties fo:margin-left="0cm" fo:line-height="100%"/>
      <style:text-properties fo:color="#000000" loext:opacity="100%" fo:font-size="8pt"/>
    </style:style>
    <style:style style:name="P19" style:family="paragraph" style:parent-style-name="Standard">
      <style:paragraph-properties fo:margin-left="0cm" fo:line-height="100%"/>
      <style:text-properties fo:color="#000000" loext:opacity="100%" fo:font-size="8pt" officeooo:paragraph-rsid="000998e5"/>
    </style:style>
    <style:style style:name="P20" style:family="paragraph" style:parent-style-name="Standard">
      <style:paragraph-properties fo:margin-left="0.233cm" fo:line-height="100%"/>
      <style:text-properties style:font-name="Calibri" fo:font-size="10pt" fo:font-weight="bold" officeooo:paragraph-rsid="000678a8" style:font-name-asian="Calibri" style:font-name-complex="Calibri"/>
    </style:style>
    <style:style style:name="P21" style:family="paragraph" style:parent-style-name="Standard">
      <style:paragraph-properties fo:line-height="100%"/>
      <style:text-properties style:font-name="Calibri" fo:font-size="10pt" fo:font-weight="bold" style:font-name-asian="Calibri" style:font-name-complex="Calibri"/>
    </style:style>
    <style:style style:name="P22" style:family="paragraph" style:parent-style-name="Standard">
      <style:paragraph-properties fo:margin-left="0.233cm" fo:line-height="100%"/>
      <style:text-properties officeooo:paragraph-rsid="000f0c56"/>
    </style:style>
    <style:style style:name="P23" style:family="paragraph" style:parent-style-name="Standard">
      <style:paragraph-properties fo:margin-top="0.005cm" fo:margin-bottom="0cm" style:contextual-spacing="false" fo:line-height="100%"/>
    </style:style>
    <style:style style:name="P24" style:family="paragraph" style:parent-style-name="Standard">
      <style:paragraph-properties fo:margin-top="0.005cm" fo:margin-bottom="0cm" style:contextual-spacing="false" fo:line-height="100%"/>
      <style:text-properties style:font-name="Calibri" fo:font-size="10pt" fo:font-weight="bold" style:font-name-asian="Calibri" style:font-name-complex="Calibri"/>
    </style:style>
    <style:style style:name="P25" style:family="paragraph" style:parent-style-name="Standard">
      <style:paragraph-properties fo:margin-top="0cm" fo:margin-bottom="0.388cm" style:contextual-spacing="false" fo:line-height="100%"/>
      <style:text-properties style:font-name="Calibri" fo:font-size="10pt" fo:font-weight="bold" style:font-name-asian="Calibri" style:font-name-complex="Calibri"/>
    </style:style>
    <style:style style:name="P26" style:family="paragraph" style:parent-style-name="Standard" style:list-style-name="WWNum1">
      <style:paragraph-properties fo:margin-top="0cm" fo:margin-bottom="0.388cm" style:contextual-spacing="false" fo:line-height="100%"/>
    </style:style>
    <style:style style:name="P27" style:family="paragraph" style:parent-style-name="Standard">
      <style:paragraph-properties fo:margin-left="0cm" fo:margin-top="0cm" fo:margin-bottom="0.388cm" style:contextual-spacing="false" fo:line-height="100%" fo:text-indent="0cm" style:auto-text-indent="false"/>
      <style:text-properties style:font-name="Calibri" fo:font-size="10pt" fo:font-weight="bold" style:font-name-asian="Calibri" style:font-name-complex="Calibri"/>
    </style:style>
    <style:style style:name="P28" style:family="paragraph" style:parent-style-name="Standard" style:list-style-name="WWNum2">
      <style:paragraph-properties fo:margin-top="0cm" fo:margin-bottom="0.388cm" style:contextual-spacing="false" fo:line-height="100%"/>
    </style:style>
    <style:style style:name="P29" style:family="paragraph" style:parent-style-name="Standard">
      <style:paragraph-properties fo:margin-left="0.233cm" fo:line-height="100%"/>
      <style:text-properties fo:color="#000000" loext:opacity="100%" style:font-name="Calibri" fo:font-size="10pt" fo:font-weight="bold" officeooo:paragraph-rsid="000f0c56" style:font-name-asian="Calibri" style:font-name-complex="Calibri"/>
    </style:style>
    <style:style style:name="P30" style:family="paragraph" style:parent-style-name="Standard">
      <style:paragraph-properties fo:margin-left="1.27cm" fo:margin-top="0.005cm" fo:margin-bottom="0cm" style:contextual-spacing="false" fo:line-height="100%" fo:text-indent="-0.635cm" style:auto-text-indent="false"/>
      <style:text-properties style:font-name="Calibri" fo:font-size="10pt" fo:font-weight="bold" style:font-name-asian="Calibri" style:font-name-complex="Calibri"/>
    </style:style>
    <style:style style:name="P31" style:family="paragraph" style:parent-style-name="Standard">
      <style:text-properties style:font-name="Calibri" fo:font-size="10pt" style:font-name-asian="Calibri" style:font-name-complex="Calibri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name-asian="Times New Roman" style:font-name-complex="Times New Roman"/>
    </style:style>
    <style:style style:name="P33" style:family="paragraph" style:parent-style-name="Standard">
      <style:paragraph-properties fo:margin-left="0.035cm" fo:line-height="100%" fo:text-align="center" style:justify-single-word="false"/>
      <style:text-properties style:font-name="Times New Roman" fo:font-size="12pt" style:font-name-asian="Times New Roman" style:font-name-complex="Times New Roman"/>
    </style:style>
    <style:style style:name="P34" style:family="paragraph" style:parent-style-name="Standard">
      <style:paragraph-properties fo:margin-left="0cm" fo:line-height="100%" fo:text-align="start" style:justify-single-word="false"/>
      <style:text-properties style:font-name="Times New Roman" fo:font-size="12pt" fo:font-weight="bold" style:font-name-asian="Times New Roman" style:font-name-complex="Times New Roman"/>
    </style:style>
    <style:style style:name="P35" style:family="paragraph" style:parent-style-name="Standard">
      <style:paragraph-properties fo:margin-left="0.035cm" fo:line-height="100%" fo:text-align="center" style:justify-single-word="false"/>
      <style:text-properties style:font-name="Times New Roman" fo:font-size="12pt" fo:font-weight="bold" style:font-name-asian="Times New Roman" style:font-name-complex="Times New Roman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style:font-name="Calibri" fo:font-size="12pt" fo:font-weight="bold" style:font-name-asian="Calibri" style:font-name-complex="Calibri"/>
    </style:style>
    <style:style style:name="T30" style:family="text">
      <style:text-properties fo:color="#000000" loext:opacity="100%" style:font-name="Calibri" fo:font-size="10pt" fo:font-weight="bold" style:font-name-asian="Calibri" style:font-name-complex="Calibri"/>
    </style:style>
    <style:style style:name="T31" style:family="text">
      <style:text-properties fo:color="#000000" loext:opacity="100%" fo:font-size="10pt"/>
    </style:style>
    <style:style style:name="T32" style:family="text">
      <style:text-properties fo:color="#000000" loext:opacity="100%" style:font-name="Calibri" fo:font-size="10pt" style:font-name-asian="Calibri" style:font-name-complex="Calibri"/>
    </style:style>
    <style:style style:name="T33" style:family="text">
      <style:text-properties style:font-name="Calibri" fo:font-size="12pt" fo:font-weight="bold" style:font-name-asian="Calibri" style:font-name-complex="Calibri"/>
    </style:style>
    <style:style style:name="T34" style:family="text">
      <style:text-properties style:font-name="Calibri" fo:font-size="10pt" fo:font-weight="bold" style:font-name-asian="Calibri" style:font-name-complex="Calibri"/>
    </style:style>
    <style:style style:name="T35" style:family="text">
      <style:text-properties style:font-name="Calibri" fo:font-size="10pt" style:font-name-asian="Calibri" style:font-name-complex="Calibri"/>
    </style:style>
    <style:style style:name="T36" style:family="text">
      <style:text-properties fo:color="#000000" loext:opacity="100%" style:font-name="Times New Roman" fo:font-size="12pt" style:font-name-asian="Times New Roman" style:font-name-complex="Times New Roman"/>
    </style:style>
    <style:style style:name="T37" style:family="text">
      <style:text-properties style:font-name="Times New Roman" fo:font-size="12pt" fo:font-weight="bold" style:font-name-asian="Times New Roman" style:font-name-complex="Times New Roman"/>
    </style:style>
    <style:style style:name="fr1" style:family="graphic" style:parent-style-name="Graphics">
      <style:graphic-properties fo:margin-left="0.319cm" fo:margin-right="0.319cm" fo:margin-top="0cm" fo:margin-bottom="0cm" style:vertical-pos="from-top" style:vertical-rel="paragraph" style:horizontal-pos="from-left" style:horizontal-rel="char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loext:decorative="false" style:wrap="run-through" style:number-wrapped-paragraphs="no-limit" style:vertical-pos="middle" style:vertical-rel="line" style:horizontal-pos="from-left" style:horizontal-rel="paragraph"/>
    </style:style>
    <style:style style:name="gr4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/>
    </style:style>
    <style:style style:name="gr5" style:family="graphic">
      <style:graphic-properties fo:border="solid" loext:decorative="false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fo:border="solid" loext:decorative="fals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ombreCoordinador" form:control-implementation="ooo:com.sun.star.form.component.TextField" xml:id="control1" form:id="control1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Prof[01]" form:control-implementation="ooo:com.sun.star.form.component.TextField" xml:id="control2" form:id="control2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Prof[02]" form:control-implementation="ooo:com.sun.star.form.component.TextField" xml:id="control3" form:id="control3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Prof[03]" form:control-implementation="ooo:com.sun.star.form.component.TextField" xml:id="control4" form:id="control4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niCoordinador" form:control-implementation="ooo:com.sun.star.form.component.TextField" xml:id="control5" form:id="control5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niProf[01]" form:control-implementation="ooo:com.sun.star.form.component.TextField" xml:id="control6" form:id="control6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niProf[02]" form:control-implementation="ooo:com.sun.star.form.component.TextField" xml:id="control7" form:id="control7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niProf[03]" form:control-implementation="ooo:com.sun.star.form.component.TextField" xml:id="control8" form:id="control8" form:tab-index="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rreoCoordinador" form:control-implementation="ooo:com.sun.star.form.component.TextField" xml:id="control9" form:id="control9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rreoProf[01]" form:control-implementation="ooo:com.sun.star.form.component.TextField" xml:id="control10" form:id="control10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rreoProf[02]" form:control-implementation="ooo:com.sun.star.form.component.TextField" xml:id="control11" form:id="control11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rreoProf[03]" form:control-implementation="ooo:com.sun.star.form.component.TextField" xml:id="control12" form:id="control12" form:tab-index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digo" form:control-implementation="ooo:com.sun.star.form.component.TextField" xml:id="control14" form:id="control1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Isla" form:control-implementation="ooo:com.sun.star.form.component.ListBox" xml:id="control15" form:id="control15" form:dropdown="true" form:size="20" form:tab-index="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EL HIERRO"/>
            <form:option form:label="FUERTEVENTURA"/>
            <form:option form:label="GRAN CANARIA"/>
            <form:option form:label="LA GOMERA"/>
            <form:option form:label="LA PALMA"/>
            <form:option form:label="LANZAROTE"/>
            <form:option form:label="TENERIFE"/>
            <form:option form:label=""/>
          </form:listbox>
          <form:listbox form:name="CEP" form:control-implementation="ooo:com.sun.star.form.component.ListBox" xml:id="control16" form:id="control16" form:dropdown="true" form:size="20" form:tab-index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.PROFES. LANZAROTE"/>
            <form:option form:label="C.PROFES. PUERTO DEL ROSARIO"/>
            <form:option form:label="C.PROFES. LAS PALMAS DE GRAN CANARIA"/>
            <form:option form:label="C.PROFES. GRAN CANARIA NOROESTE"/>
            <form:option form:label="C.PROFES. GRAN CANARIA SUR"/>
            <form:option form:label="C.PROFES. TELDE"/>
            <form:option form:label="C.PROFES. GRAN TARAJAL"/>
            <form:option form:label="C.PROFES. LA LAGUNA"/>
            <form:option form:label="C.PROFES. EL HIERRO"/>
            <form:option form:label="C.PROFES. TENERIFE SUR"/>
            <form:option form:label="C.PROFES. NORTE DE TENERIFE"/>
            <form:option form:label="C.PROFES. LA PALMA"/>
            <form:option form:label="C.PROFES. LA GOMERA"/>
            <form:option form:label="C.PROFES. SANTA CRUZ DE TENERIFE"/>
          </form:listbox>
          <form:text form:name="TipoFormacion" form:control-implementation="ooo:com.sun.star.form.component.TextField" xml:id="control17" form:id="control17" form:tab-index="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numeroParticipantesCertifiacionBasica" form:control-implementation="ooo:com.sun.star.form.component.NumericField" xml:id="control18" form:id="control18" form:tab-index="20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meroParticipantesCertifiacionAvanzada" form:control-implementation="ooo:com.sun.star.form.component.NumericField" xml:id="control19" form:id="control19" form:tab-index="21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DescripcionOtrosProyectos" form:control-implementation="ooo:com.sun.star.form.component.TextField" xml:id="control20" form:id="control20" form:tab-index="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ProgramaEspecial_si" form:control-implementation="ooo:com.sun.star.form.component.RadioButton" xml:id="control21" form:id="control21" form:label="Si" form:tab-index="5" form:input-required="false" formx:group-name="ProgramaEspecia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ogramaEspecial_no" form:control-implementation="ooo:com.sun.star.form.component.RadioButton" xml:id="control22" form:id="control22" form:label="No" form:tab-index="6" form:input-required="false" formx:group-name="ProgramaEspecia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Ciudad" form:control-implementation="ooo:com.sun.star.form.component.TextField" xml:id="control23" form:id="control23" form:tab-index="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echa" form:control-implementation="ooo:com.sun.star.form.component.TextField" xml:id="control24" form:id="control24" form:tab-index="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FormacionEspecifica_si" form:control-implementation="ooo:com.sun.star.form.component.RadioButton" xml:id="control25" form:id="control25" form:label="Si" form:tab-index="5" form:input-required="false" formx:group-name="FormacionEspecific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ormacionEspecifica_no" form:control-implementation="ooo:com.sun.star.form.component.RadioButton" xml:id="control26" form:id="control26" form:label="No" form:tab-index="6" form:input-required="false" formx:group-name="FormacionEspecific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rosProyectos_si" form:control-implementation="ooo:com.sun.star.form.component.RadioButton" xml:id="control27" form:id="control27" form:label="Si" form:tab-index="5" form:input-required="false" formx:group-name="OtrosProyecto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rosProyectos_no" form:control-implementation="ooo:com.sun.star.form.component.RadioButton" xml:id="control28" form:id="control28" form:label="No" form:tab-index="6" form:input-required="false" formx:group-name="OtrosProyecto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TITULO</text:p>
          </table:table-cell>
        </table:table-row>
      </table:table>
      <text:p text:style-name="P3"><text:span text:style-name="T28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4">DATOS DEL CENTRO<text:span text:style-name="T29"/></text:p>
          </table:table-cell>
          <table:covered-table-cell/>
          <table:covered-table-cell/>
        </table:table-row>
        <table:table-row table:style-name="Table2.2">
          <table:table-cell table:style-name="Table2.A2" table:number-columns-spanned="3" office:value-type="string">
            <text:p text:style-name="P5">Nombre:<draw:control text:anchor-type="as-char" svg:y="-0.425cm" draw:z-index="14" draw:name="Control 13" draw:style-name="gr1" draw:text-style-name="P6" svg:width="17.003cm" svg:height="0.75cm" draw:control="control13"/></text:p>
          </table:table-cell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7">Código: <draw:control text:anchor-type="as-char" draw:z-index="15" draw:name="Control 14" draw:style-name="gr2" draw:text-style-name="P6" svg:width="4.502cm" svg:height="0.75cm" draw:control="control14"/></text:p>
          </table:table-cell>
          <table:table-cell table:style-name="Table2.B3" office:value-type="string">
            <text:p text:style-name="P5">Isla: <text:bookmark text:name="Listadesplegable1"/><draw:control text:anchor-type="as-char" draw:z-index="16" draw:name="Control 15" draw:style-name="gr3" draw:text-style-name="P8" svg:width="5.001cm" svg:height="0.75cm" draw:control="control15"/></text:p>
          </table:table-cell>
          <table:table-cell table:style-name="Table2.C3" office:value-type="string">
            <text:p text:style-name="P9">CEP: <text:bookmark text:name="Listadesplegable2"/><draw:control text:anchor-type="as-char" draw:z-index="17" draw:name="Control 16" draw:style-name="gr3" draw:text-style-name="P8" svg:width="5.001cm" svg:height="0.75cm" draw:control="control16"/></text:p>
          </table:table-cell>
        </table:table-row>
        <table:table-row table:style-name="Table2.3">
          <table:table-cell table:style-name="Table2.A4" office:value-type="string">
            <text:p text:style-name="P7">¿Participa en un programa especial?<text:span text:style-name="T30"/></text:p>
          </table:table-cell>
          <table:table-cell table:style-name="Table2.B4" table:number-columns-spanned="2" office:value-type="string">
            <text:p text:style-name="P10"><draw:control text:anchor-type="as-char" draw:z-index="22" draw:name="Control 21" draw:style-name="gr4" draw:text-style-name="P8" svg:width="0.874cm" svg:height="0.5cm" draw:control="control21"/><draw:control text:anchor-type="as-char" draw:z-index="23" draw:name="Control 22" draw:style-name="gr4" draw:text-style-name="P8" svg:width="0.999cm" svg:height="0.5cm" draw:control="control22"/></text:p>
          </table:table-cell>
          <table:covered-table-cell/>
        </table:table-row>
      </table:table>
      <text:p text:style-name="P3"><text:span text:style-name="T28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DATOS DEL PROFESORADO PARTICIPANTE<text:span text:style-name="T29"/></text:p>
          </table:table-cell>
        </table:table-row>
        <table:table-row table:style-name="Table3.2">
          <table:table-cell table:style-name="Table3.A2" office:value-type="string">
            <text:p text:style-name="P11"><text:span text:style-name="T31">• </text:span><text:span text:style-name="T30">La persona coordinadora será responsable de la veracidad de los datos que aparezcan en dicha memoria</text:span><text:span text:style-name="T32">. </text:span></text:p>
            <text:p text:style-name="P12"><text:span text:style-name="T31">• </text:span><text:span text:style-name="T32">También debe c</text:span><text:span text:style-name="T30">omprobar que los datos del profesorado participante (DNI, nombre completo, correo electrónico, etc.) </text:span><text:span text:style-name="T32">son correctos. <text:s/></text:span></text:p>
            <text:p text:style-name="P13">La dirección de cada centro será la responsable de subir la memoria final al aplicativo. <text:s/><text:span text:style-name="T32"/></text:p>
          </table:table-cell>
        </table:table-row>
      </table:table>
      <text:p text:style-name="P3"><text:span text:style-name="T28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4">PERSONA COORDINADORA<text:span text:style-name="T33"/>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5">Nombre y apellidos <text:span text:style-name="T30"/></text:p>
          </table:table-cell>
          <table:table-cell table:style-name="Table4.A2" office:value-type="string">
            <text:p text:style-name="P16">DNI <text:span text:style-name="T30"/></text:p>
          </table:table-cell>
          <table:table-cell table:style-name="Table4.A2" office:value-type="string">
            <text:p text:style-name="P17">Correo electrónico<text:span text:style-name="T30"/></text:p>
          </table:table-cell>
        </table:table-row>
        <table:table-row table:style-name="Table4.3">
          <table:table-cell table:style-name="Table4.A3" office:value-type="string">
            <text:p text:style-name="P18"><draw:control text:anchor-type="as-char" draw:z-index="2" draw:name="Control 1" draw:style-name="gr2" draw:text-style-name="P6" svg:width="9.774cm" svg:height="0.75cm" draw:control="control1"/></text:p>
          </table:table-cell>
          <table:table-cell table:style-name="Table4.B3" office:value-type="string">
            <text:p text:style-name="P18"><draw:control text:anchor-type="as-char" draw:z-index="6" draw:name="Control 5" draw:style-name="gr2" draw:text-style-name="P6" svg:width="2.752cm" svg:height="0.75cm" draw:control="control5"/></text:p>
          </table:table-cell>
          <table:table-cell table:style-name="Table4.C3" office:value-type="string">
            <text:p text:style-name="P18"><draw:control text:anchor-type="as-char" draw:z-index="10" draw:name="Control 9" draw:style-name="gr2" draw:text-style-name="P6" svg:width="5.502cm" svg:height="0.75cm" draw:control="control9"/></text:p>
          </table:table-cell>
        </table:table-row>
        <table:table-row table:style-name="Table4.2">
          <table:table-cell table:style-name="Table4.A1" table:number-columns-spanned="3" office:value-type="string">
            <text:p text:style-name="P14">PROFESORADO PARTICIPANTE<text:span text:style-name="T33"/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5">Nombre y apellidos <text:span text:style-name="T30"/></text:p>
          </table:table-cell>
          <table:table-cell table:style-name="Table4.A2" office:value-type="string">
            <text:p text:style-name="P16">DNI <text:span text:style-name="T30"/></text:p>
          </table:table-cell>
          <table:table-cell table:style-name="Table4.A2" office:value-type="string">
            <text:p text:style-name="P17">Correo electrónico<text:span text:style-name="T30"/></text:p>
          </table:table-cell>
        </table:table-row>
        <table:table-row table:style-name="Table4.1">
          <table:table-cell table:style-name="Table4.A6" office:value-type="string">
            <text:p text:style-name="P19"><draw:control text:anchor-type="as-char" draw:z-index="3" draw:name="Control 2" draw:style-name="gr2" draw:text-style-name="P6" svg:width="9.774cm" svg:height="0.75cm" draw:control="control2"/></text:p>
          </table:table-cell>
          <table:table-cell table:style-name="Table4.A6" office:value-type="string">
            <text:p text:style-name="P19"><draw:control text:anchor-type="as-char" draw:z-index="7" draw:name="Control 6" draw:style-name="gr2" draw:text-style-name="P6" svg:width="2.752cm" svg:height="0.75cm" draw:control="control6"/></text:p>
          </table:table-cell>
          <table:table-cell table:style-name="Table4.A6" office:value-type="string">
            <text:p text:style-name="P19"><draw:control text:anchor-type="as-char" draw:z-index="11" draw:name="Control 10" draw:style-name="gr2" draw:text-style-name="P6" svg:width="5.502cm" svg:height="0.75cm" draw:control="control10"/></text:p>
          </table:table-cell>
        </table:table-row>
        <table:table-row table:style-name="Table4.1">
          <table:table-cell table:style-name="Table4.A6" office:value-type="string">
            <text:p text:style-name="P19"><draw:control text:anchor-type="as-char" draw:z-index="4" draw:name="Control 3" draw:style-name="gr2" draw:text-style-name="P6" svg:width="9.774cm" svg:height="0.75cm" draw:control="control3"/></text:p>
          </table:table-cell>
          <table:table-cell table:style-name="Table4.A6" office:value-type="string">
            <text:p text:style-name="P19"><draw:control text:anchor-type="as-char" draw:z-index="8" draw:name="Control 7" draw:style-name="gr2" draw:text-style-name="P6" svg:width="2.752cm" svg:height="0.75cm" draw:control="control7"/></text:p>
          </table:table-cell>
          <table:table-cell table:style-name="Table4.A6" office:value-type="string">
            <text:p text:style-name="P19"><draw:control text:anchor-type="as-char" draw:z-index="12" draw:name="Control 11" draw:style-name="gr2" draw:text-style-name="P6" svg:width="5.502cm" svg:height="0.75cm" draw:control="control11"/></text:p>
          </table:table-cell>
        </table:table-row>
        <table:table-row table:style-name="Table4.1">
          <table:table-cell table:style-name="Table4.A6" office:value-type="string">
            <text:p text:style-name="P19"><draw:control text:anchor-type="as-char" draw:z-index="5" draw:name="Control 4" draw:style-name="gr2" draw:text-style-name="P6" svg:width="9.774cm" svg:height="0.75cm" draw:control="control4"/></text:p>
          </table:table-cell>
          <table:table-cell table:style-name="Table4.A6" office:value-type="string">
            <text:p text:style-name="P19"><draw:control text:anchor-type="as-char" draw:z-index="9" draw:name="Control 8" draw:style-name="gr2" draw:text-style-name="P6" svg:width="2.752cm" svg:height="0.75cm" draw:control="control8"/></text:p>
          </table:table-cell>
          <table:table-cell table:style-name="Table4.A6" office:value-type="string">
            <text:p text:style-name="P19"><draw:control text:anchor-type="as-char" draw:z-index="13" draw:name="Control 12" draw:style-name="gr2" draw:text-style-name="P6" svg:width="5.502cm" svg:height="0.75cm" draw:control="control12"/>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0">FORMACIÓN DEL PROFESORADO</text:p>
          </table:table-cell>
          <table:covered-table-cell/>
        </table:table-row>
        <table:table-row table:style-name="Table5.2">
          <table:table-cell table:style-name="Table5.A2" table:number-columns-spanned="2" office:value-type="string">
            <text:p text:style-name="P21">¿El plan de formación del centro incluye formación específica relacionada con el programa?<text:span text:style-name="T34"/></text:p>
          </table:table-cell>
          <table:covered-table-cell/>
        </table:table-row>
        <table:table-row table:style-name="Table5.3">
          <table:table-cell table:style-name="Table5.A3" table:number-columns-spanned="2" office:value-type="string">
            <text:p text:style-name="P22"><text:span text:style-name="T30"><draw:control text:anchor-type="as-char" draw:z-index="26" draw:name="Control 25" draw:style-name="gr4" draw:text-style-name="P8" svg:width="0.874cm" svg:height="0.5cm" draw:control="control25"/></text:span><text:span text:style-name="T30"><draw:control text:anchor-type="as-char" draw:z-index="27" draw:name="Control 26" draw:style-name="gr4" draw:text-style-name="P8" svg:width="0.999cm" svg:height="0.5cm" draw:control="control26"/></text:span></text:p>
          </table:table-cell>
          <table:covered-table-cell/>
        </table:table-row>
        <table:table-row table:style-name="Table5.4">
          <table:table-cell table:style-name="Table5.A2" table:number-columns-spanned="2" office:value-type="string">
            <text:p text:style-name="P23"><text:span text:style-name="T34">¿Qué tipos de actividades de formación han completado las personas participantes para mejorar sus competencias relacionadas con el proyecto?</text:span><text:span text:style-name="T34"/></text:p>
          </table:table-cell>
          <table:covered-table-cell/>
        </table:table-row>
        <table:table-row table:style-name="Table5.5">
          <table:table-cell table:style-name="Table5.A5" table:number-columns-spanned="2" office:value-type="string">
            <text:p text:style-name="P24"><draw:control text:anchor-type="as-char" draw:z-index="18" draw:name="Control 17" draw:style-name="gr2" draw:text-style-name="P6" svg:width="18.504cm" svg:height="0.752cm" draw:control="control17"/></text:p>
          </table:table-cell>
          <table:covered-table-cell/>
        </table:table-row>
        <table:table-row table:style-name="Table5.4">
          <table:table-cell table:style-name="Table5.A2" table:number-columns-spanned="2" office:value-type="string">
            <text:p text:style-name="P25">Número de personas participantes:<text:span text:style-name="T34"/></text:p>
          </table:table-cell>
          <table:covered-table-cell/>
        </table:table-row>
        <text:soft-page-break/>
        <table:table-row table:style-name="Table5.4">
          <table:table-cell table:style-name="Table5.A7" office:value-type="string">
            <text:list text:style-name="WWNum1">
              <text:list-item>
                <text:p text:style-name="P26"><text:span text:style-name="T34">Número de participantes con certificación básica</text:span><text:span text:style-name="T34"/></text:p>
              </text:list-item>
            </text:list>
          </table:table-cell>
          <table:table-cell table:style-name="Table5.B7" office:value-type="string">
            <text:p text:style-name="P27"><draw:control text:anchor-type="as-char" draw:z-index="19" draw:name="Control 18" draw:style-name="gr3" draw:text-style-name="P8" svg:width="3.252cm" svg:height="1.001cm" draw:control="control18"/></text:p>
          </table:table-cell>
        </table:table-row>
        <table:table-row table:style-name="Table5.8">
          <table:table-cell table:style-name="Table5.A8" office:value-type="string">
            <text:list text:style-name="WWNum2">
              <text:list-item>
                <text:p text:style-name="P28"><text:span text:style-name="T34">Número de participantes con certificación avanzada</text:span><text:span text:style-name="T34"/></text:p>
              </text:list-item>
            </text:list>
          </table:table-cell>
          <table:table-cell table:style-name="Table5.B8" office:value-type="string">
            <text:p text:style-name="P27"><draw:control text:anchor-type="as-char" draw:z-index="20" draw:name="Control 19" draw:style-name="gr3" draw:text-style-name="P8" svg:width="3.176cm" svg:height="1.14cm" draw:control="control19"/></text:p>
          </table:table-cell>
        </table:table-row>
        <table:table-row table:style-name="Table5.9">
          <table:table-cell table:style-name="Table5.A2" table:number-columns-spanned="2" office:value-type="string">
            <text:p text:style-name="P25">¿Ha participado en proyectos externos ofrecidos por otras organizaciones?<text:span text:style-name="T34"/></text:p>
          </table:table-cell>
          <table:covered-table-cell/>
        </table:table-row>
        <table:table-row table:style-name="Table5.10">
          <table:table-cell table:style-name="Table5.A10" table:number-columns-spanned="2" office:value-type="string">
            <text:p text:style-name="P29"><draw:control text:anchor-type="as-char" draw:z-index="28" draw:name="Control 27" draw:style-name="gr4" draw:text-style-name="P8" svg:width="0.874cm" svg:height="0.5cm" draw:control="control27"/><draw:control text:anchor-type="as-char" draw:z-index="29" draw:name="Control 28" draw:style-name="gr4" draw:text-style-name="P8" svg:width="0.999cm" svg:height="0.5cm" draw:control="control28"/></text:p>
          </table:table-cell>
          <table:covered-table-cell/>
        </table:table-row>
        <table:table-row table:style-name="Table5.11">
          <table:table-cell table:style-name="Table5.A11" table:number-columns-spanned="2" office:value-type="string">
            <text:p text:style-name="P30">En caso afirmativo, Indique el proyecto o proyectos.</text:p>
            <text:p text:style-name="P30"><text:span text:style-name="T34"/></text:p>
            <text:p text:style-name="P30"><draw:control text:anchor-type="as-char" draw:z-index="21" draw:name="Control 20" draw:style-name="gr2" draw:text-style-name="P6" svg:width="17.753cm" svg:height="1.251cm" draw:control="control20"/><text:line-break/></text:p>
          </table:table-cell>
          <table:covered-table-cell/>
        </table:table-row>
      </table:table>
      <text:p text:style-name="Standard"/>
      <text:p text:style-name="P31"><text:span text:style-name="T35"/></text:p>
      <text:p text:style-name="P32"><draw:control text:anchor-type="paragraph" draw:z-index="25" draw:name="Control 24" draw:style-name="gr5" draw:text-style-name="P6" svg:width="4.753cm" svg:height="0.752cm" svg:x="10.652cm" svg:y="0.362cm" draw:control="control24"/><draw:control text:anchor-type="char" draw:z-index="24" draw:name="Control 23" draw:style-name="gr6" draw:text-style-name="P6" svg:width="5.753cm" svg:height="0.752cm" svg:x="4.152cm" svg:y="0.363cm" draw:control="control23"/><text:span text:style-name="T36"/></text:p>
      <text:p text:style-name="P33">En <text:s text:c="60"/>a <text:s text:c="47"/>.</text:p>
      <text:p text:style-name="P34"><text:span text:style-name="T37"/></text:p>
      <text:p text:style-name="P35"><text:span text:style-name="T3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Georgia" svg:font-family="Georgia"/>
    <style:font-face style:name="Liberation Sans" svg:font-family="'Liberation Sans'" style:font-family-generic="swiss" style:font-pitch="variable"/>
    <style:font-face style:name="Noto Sans Symbols" svg:font-family="'Noto Sans Symbols'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cm" fo:margin-bottom="0cm" style:contextual-spacing="false" fo:line-height="115%" style:text-autospace="ideograph-alpha" style:punctuation-wrap="hanging" style:line-break="strict" style:tab-stop-distance="1.27cm" style:writing-mode="page"/>
      <style:text-properties fo:color="#000000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7" style:display-name="Heading 7" style:family="paragraph" style:parent-style-name="Normal" style:class="chapter">
      <style:paragraph-properties fo:margin-top="0.071cm" fo:margin-bottom="0cm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chapter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chapter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aption" style:family="paragraph" style:parent-style-name="Normal" style:class="extra">
      <style:paragraph-properties fo:margin-top="0cm" fo:margin-bottom="0.353cm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paragraph-properties fo:margin-top="0cm" fo:margin-bottom="0cm" style:contextual-spacing="false" fo:line-height="115%"/>
    </style:style>
    <style:style style:name="Heading_20_1" style:display-name="Heading 1" style:family="paragraph" style:parent-style-name="Normal" style:class="chapter">
      <style:paragraph-properties fo:margin-top="0.847cm" fo:margin-bottom="0.212cm" style:contextual-spacing="false" fo:line-height="100%" fo:padding="0cm" fo:border="none"/>
      <style:text-properties fo:color="#000000" loext:opacity="100%" fo:font-size="24pt" fo:font-weight="bold"/>
    </style:style>
    <style:style style:name="Heading_20_2" style:display-name="Heading 2" style:family="paragraph" style:parent-style-name="Normal" style:class="chapter">
      <style:paragraph-properties fo:margin-top="0.635cm" fo:margin-bottom="0.141cm" style:contextual-spacing="false" fo:line-height="100%" fo:padding="0cm" fo:border="none"/>
      <style:text-properties fo:color="#000000" loext:opacity="100%" fo:font-size="18pt" fo:font-weight="bold"/>
    </style:style>
    <style:style style:name="Heading_20_3" style:display-name="Heading 3" style:family="paragraph" style:parent-style-name="Normal" style:class="chapter">
      <style:paragraph-properties fo:margin-top="0.494cm" fo:margin-bottom="0.141cm" style:contextual-spacing="false" fo:line-height="100%" fo:padding="0cm" fo:border="none"/>
      <style:text-properties fo:color="#000000" loext:opacity="100%" fo:font-size="14pt" fo:font-weight="bold"/>
    </style:style>
    <style:style style:name="Heading_20_4" style:display-name="Heading 4" style:family="paragraph" style:parent-style-name="Normal" style:class="chapter">
      <style:paragraph-properties fo:margin-top="0.423cm" fo:margin-bottom="0.071cm" style:contextual-spacing="false" fo:line-height="100%" fo:padding="0cm" fo:border="none"/>
      <style:text-properties fo:color="#000000" loext:opacity="100%" fo:font-size="12pt" fo:font-weight="bold"/>
    </style:style>
    <style:style style:name="Heading_20_5" style:display-name="Heading 5" style:family="paragraph" style:parent-style-name="Normal" style:class="chapter">
      <style:paragraph-properties fo:margin-top="0.388cm" fo:margin-bottom="0.071cm" style:contextual-spacing="false" fo:line-height="100%" fo:padding="0cm" fo:border="none"/>
      <style:text-properties fo:color="#000000" loext:opacity="100%" fo:font-weight="bold"/>
    </style:style>
    <style:style style:name="Heading_20_6" style:display-name="Heading 6" style:family="paragraph" style:parent-style-name="Normal" style:class="chapter">
      <style:paragraph-properties fo:margin-top="0.353cm" fo:margin-bottom="0.071cm" style:contextual-spacing="false" fo:line-height="100%" fo:padding="0cm" fo:border="none"/>
      <style:text-properties fo:color="#000000" loext:opacity="100%" fo:font-size="10pt" fo:font-weight="bold"/>
    </style:style>
    <style:style style:name="Title" style:family="paragraph" style:parent-style-name="Normal" style:class="chapter">
      <style:paragraph-properties fo:margin-top="0.847cm" fo:margin-bottom="0.212cm" style:contextual-spacing="false" fo:line-height="100%" fo:padding="0cm" fo:border="none"/>
      <style:text-properties fo:color="#000000" loext:opacity="100%" fo:font-size="36pt" fo:font-weight="bold"/>
    </style:style>
    <style:style style:name="Subtitle" style:family="paragraph" style:parent-style-name="Normal" style:class="chapter">
      <style:paragraph-properties fo:margin-top="0.635cm" fo:margin-bottom="0.141cm" style:contextual-spacing="false" fo:line-height="100%" fo:padding="0cm" fo:border="none"/>
      <style:text-properties fo:color="#666666" loext:opacity="100%" style:font-name="Georgia" fo:font-family="Georgia" fo:font-size="24pt" fo:font-style="italic" style:font-name-asian="Georgia" style:font-family-asian="Georgia" style:font-name-complex="Georgia" style:font-family-complex="Georgi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T1" style:family="text">
      <style:text-properties style:font-name="Noto Sans Symbols" fo:font-family="'Noto Sans Symbols'" fo:font-size="10pt" style:text-underline-style="none" fo:font-weight="bold" style:font-name-asian="Noto Sans Symbols" style:font-family-asian="'Noto Sans Symbols'" style:font-name-complex="Noto Sans Symbols" style:font-family-complex="'Noto Sans Symbols'"/>
    </style:style>
    <style:style style:name="T2" style:family="text">
      <style:text-properties style:text-underline-style="none"/>
    </style:style>
    <style:style style:name="T3" style:family="text">
      <style:text-properties style:text-underline-style="none"/>
    </style:style>
    <style:style style:name="T4" style:family="text">
      <style:text-properties style:text-underline-style="none"/>
    </style:style>
    <style:style style:name="T5" style:family="text">
      <style:text-properties style:text-underline-style="none"/>
    </style:style>
    <style:style style:name="T6" style:family="text">
      <style:text-properties style:text-underline-style="none"/>
    </style:style>
    <style:style style:name="T7" style:family="text">
      <style:text-properties style:text-underline-style="none"/>
    </style:style>
    <style:style style:name="T8" style:family="text">
      <style:text-properties style:text-underline-style="none"/>
    </style:style>
    <style:style style:name="T9" style:family="text">
      <style:text-properties style:text-underline-style="none"/>
    </style:style>
    <style:style style:name="T10" style:family="text">
      <style:text-properties style:font-name="Noto Sans Symbols" fo:font-family="'Noto Sans Symbols'" fo:font-size="10pt" style:text-underline-style="none" fo:font-weight="bold" style:font-name-asian="Noto Sans Symbols" style:font-family-asian="'Noto Sans Symbols'" style:font-name-complex="Noto Sans Symbols" style:font-family-complex="'Noto Sans Symbols'"/>
    </style:style>
    <style:style style:name="T11" style:family="text">
      <style:text-properties style:text-underline-style="none"/>
    </style:style>
    <style:style style:name="T12" style:family="text">
      <style:text-properties style:text-underline-style="none"/>
    </style:style>
    <style:style style:name="T13" style:family="text">
      <style:text-properties style:text-underline-style="none"/>
    </style:style>
    <style:style style:name="T14" style:family="text">
      <style:text-properties style:text-underline-style="none"/>
    </style:style>
    <style:style style:name="T15" style:family="text">
      <style:text-properties style:text-underline-style="none"/>
    </style:style>
    <style:style style:name="T16" style:family="text">
      <style:text-properties style:text-underline-style="none"/>
    </style:style>
    <style:style style:name="T17" style:family="text">
      <style:text-properties style:text-underline-style="none"/>
    </style:style>
    <style:style style:name="T18" style:family="text">
      <style:text-properties style:text-underline-style="none"/>
    </style:style>
    <style:style style:name="T19" style:family="text">
      <style:text-properties style:font-name="Noto Sans Symbols" fo:font-family="'Noto Sans Symbols'" fo:font-size="10pt" style:text-underline-style="none" fo:font-weight="bold" style:font-name-asian="Noto Sans Symbols" style:font-family-asian="'Noto Sans Symbols'" style:font-name-complex="Noto Sans Symbols" style:font-family-complex="'Noto Sans Symbols'"/>
    </style:style>
    <style:style style:name="T20" style:family="text">
      <style:text-properties style:font-name="Noto Sans Symbols" fo:font-family="'Noto Sans Symbols'" style:text-underline-style="none" style:font-name-asian="Noto Sans Symbols" style:font-family-asian="'Noto Sans Symbols'" style:font-name-complex="Noto Sans Symbols" style:font-family-complex="'Noto Sans Symbols'"/>
    </style:style>
    <style:style style:name="T21" style:family="text">
      <style:text-properties style:font-name="Noto Sans Symbols" fo:font-family="'Noto Sans Symbols'" style:text-underline-style="none" style:font-name-asian="Noto Sans Symbols" style:font-family-asian="'Noto Sans Symbols'" style:font-name-complex="Noto Sans Symbols" style:font-family-complex="'Noto Sans Symbols'"/>
    </style:style>
    <style:style style:name="T22" style:family="text">
      <style:text-properties style:font-name="Noto Sans Symbols" fo:font-family="'Noto Sans Symbols'" style:text-underline-style="none" style:font-name-asian="Noto Sans Symbols" style:font-family-asian="'Noto Sans Symbols'" style:font-name-complex="Noto Sans Symbols" style:font-family-complex="'Noto Sans Symbols'"/>
    </style:style>
    <style:style style:name="T23" style:family="text">
      <style:text-properties style:font-name="Noto Sans Symbols" fo:font-family="'Noto Sans Symbols'" style:text-underline-style="none" style:font-name-asian="Noto Sans Symbols" style:font-family-asian="'Noto Sans Symbols'" style:font-name-complex="Noto Sans Symbols" style:font-family-complex="'Noto Sans Symbols'"/>
    </style:style>
    <style:style style:name="T24" style:family="text">
      <style:text-properties style:font-name="Noto Sans Symbols" fo:font-family="'Noto Sans Symbols'" style:text-underline-style="none" style:font-name-asian="Noto Sans Symbols" style:font-family-asian="'Noto Sans Symbols'" style:font-name-complex="Noto Sans Symbols" style:font-family-complex="'Noto Sans Symbols'"/>
    </style:style>
    <style:style style:name="T25" style:family="text">
      <style:text-properties style:font-name="Noto Sans Symbols" fo:font-family="'Noto Sans Symbols'" style:text-underline-style="none" style:font-name-asian="Noto Sans Symbols" style:font-family-asian="'Noto Sans Symbols'" style:font-name-complex="Noto Sans Symbols" style:font-family-complex="'Noto Sans Symbols'"/>
    </style:style>
    <style:style style:name="T26" style:family="text">
      <style:text-properties style:font-name="Noto Sans Symbols" fo:font-family="'Noto Sans Symbols'" style:text-underline-style="none" style:font-name-asian="Noto Sans Symbols" style:font-family-asian="'Noto Sans Symbols'" style:font-name-complex="Noto Sans Symbols" style:font-family-complex="'Noto Sans Symbols'"/>
    </style:style>
    <style:style style:name="T27" style:family="text">
      <style:text-properties style:font-name="Noto Sans Symbols" fo:font-family="'Noto Sans Symbols'" style:text-underline-style="none" style:font-name-asian="Noto Sans Symbols" style:font-family-asian="'Noto Sans Symbols'" style:font-name-complex="Noto Sans Symbols" style:font-family-complex="'Noto Sans Symbols'"/>
    </style:style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number text:level="2" text:style-name="T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T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T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T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T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T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T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T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number text:level="2" text:style-name="T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T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T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T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T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T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T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T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T20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T21" loext:num-list-format="%3%" text:bullet-char="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T22" loext:num-list-format="%4%" text:bullet-char="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T23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T24" loext:num-list-format="%6%" text:bullet-char="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T25" loext:num-list-format="%7%" text:bullet-char="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Noto Sans Symbols"/>
      </text:list-level-style-bullet>
      <text:list-level-style-bullet text:level="8" text:style-name="T26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T27" loext:num-list-format="%9%" text:bullet-char="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9cm" fo:margin-right="0.319cm" fo:margin-top="0cm" fo:margin-bottom="0cm" style:vertical-pos="from-top" style:vertical-rel="paragraph" style:horizontal-pos="from-left" style:horizontal-rel="char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67cm" style:num-format="1" style:print-orientation="portrait" fo:margin-top="3.009cm" fo:margin-bottom="1.27cm" fo:margin-left="0.982cm" fo:margin-right="1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009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2">
      <style:page-layout-properties fo:page-width="21.001cm" fo:page-height="29.67cm" style:num-format="1" style:print-orientation="portrait" fo:margin-top="3.009cm" fo:margin-bottom="1.27cm" fo:margin-left="0.982cm" fo:margin-right="1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99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paragraph" svg:x="15.99cm" svg:y="-2.09cm" svg:width="2.766cm" svg:height="1.669cm" draw:z-index="0"><draw:image xlink:href="Pictures/100000010000076D0000047B8C4A9B1F.png" xlink:type="simple" xlink:show="embed" xlink:actuate="onLoad" draw:mime-type="image/png"/></draw:frame></text:p>
      </style:header>
      <style:footer>
        <text:p text:style-name="MP2"><text:page-number text:select-page="current">0</text:page-number></text:p>
      </style:footer>
    </style:master-page>
    <style:master-page style:name="MasterPage2" style:page-layout-name="Mpm2" draw:style-name="Mdp1">
      <style:header>
        <text:p text:style-name="MP1"><draw:frame draw:style-name="Mfr1" draw:name="Image2" text:anchor-type="paragraph" svg:x="15.99cm" svg:y="-2.09cm" svg:width="2.766cm" svg:height="1.669cm" draw:z-index="0"><draw:image xlink:href="Pictures/100000010000076D0000047B8C4A9B1F.png" xlink:type="simple" xlink:show="embed" xlink:actuate="onLoad" draw:mime-type="image/png"/></draw:frame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AARCH64 LibreOffice_project/bbb074479178df812d175f709636b368952c2ce3</meta:generator>
    <meta:creation-date>2025-05-08T11:15:00Z</meta:creation-date>
    <dc:date>2025-05-09T06:03:05.596700000</dc:date>
    <meta:editing-duration>PT27M15S</meta:editing-duration>
    <meta:editing-cycles>11</meta:editing-cycles>
    <meta:print-date>2025-05-09T05:54:15.645863000</meta:print-date>
    <meta:printed-by>PDF files</meta:printed-by>
    <meta:document-statistic meta:table-count="5" meta:image-count="2" meta:object-count="0" meta:page-count="2" meta:paragraph-count="49" meta:word-count="160" meta:character-count="1202" meta:non-whitespace-character-count="956"/>
  </office:meta>
</office:document-meta>
</file>